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family-generic="roman" style:font-pitch="variable" style:font-charset="x-symbol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35cm"/>
      <style:paragraph-properties style:writing-mode="lr-tb"/>
    </style:style>
    <style:style style:name="pr2" style:family="presentation" style:parent-style-name="Default-subtitle">
      <style:graphic-properties draw:fill-color="#ffffff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35cm" svg:x="1.471cm" svg:y="2.54cm" presentation:class="title" presentation:user-transformed="true">
          <draw:text-box>
            <text:p>Управляющие устройства технологическими процессами</text:p>
          </draw:text-box>
        </draw:frame>
        <draw:frame presentation:style-name="pr2" draw:text-style-name="P2" draw:layer="layout" svg:width="25.199cm" svg:height="3.929cm" svg:x="1.4cm" svg:y="8.89cm" presentation:class="subtitle" presentation:user-transformed="true">
          <draw:text-box>
            <text:p text:style-name="P1">Лекция 1</text:p>
            <text:p text:style-name="P1">Понятие системы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Моренко Константин Сергеевич</text:p>
              </text:list-item>
              <text:list-item>
                <text:p>к.т.н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Система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Систе́ма (др.-греч. σύστημα «целое, составленное из частей; соединение») — множество элементов, находящихся в отношениях и связях друг с другом, которое образует определённую целостность, единство.</text:p>
                <text:p>Использование термина «система» означает, что что-то является большим, сложным, при этом <text:span text:style-name="T1">целым, единым</text:span>. В отличие от понятий «множество», «совокупность» понятие системы подчёркивает:</text:p>
              </text:list-header>
              <text:list-item>
                <text:p>Упорядоченность (гармоничное, ожидаемое, предсказуемое состояние или расположение)</text:p>
              </text:list-item>
              <text:list-item>
                <text:p>Целостность (внутреннее единство, воспринимающееся как единое целое)</text:p>
              </text:list-item>
              <text:list-item>
                <text:p>Наличие закономерностей (построения, функционирования и развития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2">Система является не просто случайным набором элементов, но элементы в ней выбраны по конкретным причинам</text:span></text:p>
              <text:p><text:span text:style-name="T2">Целостность означает, что элементы вместе решают задачу, на которую каждый отдельный элемент не способен</text:span></text:p>
              <text:p><text:span text:style-name="T2">Закономерности означают, что в системе есть внутренняя логика решения задачи с помощью конкретных элементов и связей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Компоненты (структура) системы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Характеризующие структуру</text:p>
              </text:list-item>
              <text:list-item>
                <text:p>Характеризующие поведени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Характеризующие структуру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Цель — сложное понятие, в зависимости от контекста и стадии познания имеющее разное наполнение: «идеальные устремления», «конечный результат», «побуждение к деятельности» и т. д. Для многих сложных систем (например, социальных) характерно наличие разных по уровню, часто не согласующихся между собой целей[12].</text:p>
              </text:list-item>
              <text:list-item>
                <text:p>Элемент — предел членения системы с точки зрения аспекта рассмотрения, решения конкретной задачи, поставленной цели.</text:p>
              </text:list-item>
              <text:list-item>
                <text:p>Компонент, подсистема — относительно независимая часть системы, обладающая свойствами системы, и в частности, имеющая подцель.</text:p>
              </text:list-item>
              <text:list-item>
                <text:p>Связь, отношение — ограничение степени свободы элементов: элементы, вступая во взаимодействие (связь) друг с другом, утрачивают часть свойств или степеней свободы, которыми они потенциально обладали; сама же система как целое при этом приобретает новые свойства.</text:p>
              </text:list-item>
              <text:list-item>
                <text:p>Структура — наиболее существенные компоненты и связи, которые мало меняются при функционировании системы и обеспечивают существование системы и её основных свойств. Структура характеризует организованность системы, устойчивую во времени упорядоченность элементов и связей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Характеризующие поведение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Состояние — мгновенная «фотография», «срез» системы; фиксация значений параметров системы на определённый момент времени.</text:p>
              </text:list-item>
              <text:list-item>
                <text:p>Поведение — известные или неизвестные закономерности перехода системы из одного состояния в другое, определяемые как взаимодействием с внешней средой, так и целями самой системы.</text:p>
              </text:list-item>
              <text:list-item>
                <text:p>Развитие, эволюция — закономерное изменение системы во времени, при котором изменяется физическая природа, структура, поведение и даже цель.</text:p>
              </text:list-item>
              <text:list-item>
                <text:p>Жизненный цикл — стадии процесса развития системы, начиная с момента возникновения необходимости в такой системе и заканчивая её исчезновением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Свойства систем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 text:c="4"/>Отграниченность от среды, интегративность — система есть абстрактная сущность, обладающая целостностью и определённая в своих границах[3], при этом в некотором существенном для наблюдателя аспекте «сила» или «ценность» связей элементов внутри системы выше, чем сила или ценность связей элементов системы с элементами внешних систем или среды. В терминологии В. И. Николаева и В. М. Брука, необходимо наличие существенных устойчивых связей (отношений) между элементами или их свойствами, превосходящих по мощности (силе) связи (отношения) этих элементов с элементами, не входящими в данную систему[13]. Системообразующие, системосохраняющие факторы при этом называют интегративными[2].</text:p>
              </text:list-item>
              <text:list-item>
                <text:p><text:s text:c="4"/>Синергичность, эмерджентность, холизм, системный эффект, сверхаддитивный эффект — появление у системы свойств, не присущих её элементам; принципиальная несводимость свойств системы к сумме свойств составляющих её компонентов. Возможности системы превосходят сумму возможностей составляющих её частей; общая производительность или функциональность системы лучше, чем у простой суммы элементов[3]. Международный совет по системной инженерии основывает на этом свойстве само определение системы: система — композиция частей (элементов), совместно порождающих поведение или смысл, которые отсутствуют у отдельных её составляющих[14].</text:p>
              </text:list-item>
              <text:list-item>
                <text:p><text:s text:c="4"/>Иерархичность — каждый элемент системы может рассматриваться как система; сама система также может рассматриваться как элемент той или иной надсистемы (использующей системы). Более высокий иерархический уровень оказывает воздействие на нижележащий уровень и наоборот: подчинённые члены иерархии приобретают новые свойства, отсутствовавшие у них в изолированном состоянии (влияние целого на элементы), а в результате появления этих свойств формируется новый, другой «облик целого» (влияние свойств элементов на целое)[2][15]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Технологический процесс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Система управления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Систе́ма управле́ния — систематизированный (строго определённый) набор средств для управления подконтрольным объектом (объектом управления): возможность сбора показаний о его состоянии, а также средств воздействия на его поведение, предназначенный для достижения заданных целей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<text:span text:style-name="T3">Общие сведения об управляющих устройствах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<text:span text:style-name="T3">Современные способы применения управляющих устройств для организации технологического процес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<text:span text:style-name="T3">Возможности, технические характеристики управляющих устройств и условия их применени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 style:font-charset="x-symbol"/>
    <style:font-face style:name="DejaVu Sans6" svg:font-family="'DejaVu Sans'" style:font-family-generic="roman" style:font-pitch="variable" style:font-charset="x-symbol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.374cm" fo:text-align="center" style:text-autospace="none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style:text-scale="99%"/>
    </style:style>
    <style:style style:name="Heading_20_2" style:display-name="Heading 2" style:family="graphic">
      <style:paragraph-properties fo:margin-left="0cm" fo:margin-right="0cm" fo:margin-top="0.623cm" fo:margin-bottom="0.623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Heading_20_4" style:display-name="Heading 4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5" style:display-name="Heading 5" style:family="graphic">
      <style:paragraph-properties fo:margin-left="1.866cm" fo:margin-right="0cm" fo:margin-top="0.746cm" fo:margin-bottom="0.187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markedcontent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letter-contact" style:family="graphic">
      <style:paragraph-properties style:text-autospace="none"/>
    </style:style>
    <style:style style:name="Знак_20_Знак1" style:display-name="Знак Знак1" style:family="graphic">
      <style:paragraph-properties style:text-autospace="none"/>
      <style:text-properties fo:font-size="12pt" style:font-size-complex="12pt"/>
    </style:style>
    <style:style style:name="Основной_20_текст_5f_" style:display-name="Основной текст_" style:family="graphic">
      <style:paragraph-properties style:text-autospace="none"/>
      <style:text-properties fo:font-size="13pt" style:font-size-complex="13pt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ody_20_text_20__28_3_29__5f_" style:display-name="Body text (3)_" style:family="graphic">
      <style:paragraph-properties style:text-autospace="none"/>
      <style:text-properties fo:font-size="9.5pt" style:font-size-complex="9.5pt"/>
    </style:style>
    <style:style style:name="Основной_20_текст1" style:display-name="Основной текст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3pt" fo:letter-spacing="normal" fo:language="ru" fo:country="RU" fo:font-style="normal" style:text-underline-style="none" fo:font-weight="norma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normal" style:font-weight-complex="normal" style:text-scale="100%"/>
    </style:style>
    <style:style style:name="Основной_20_текст_20__2b__20_Полужирный_3b_Курсив" style:display-name="Основной текст + Полужирный;Курсив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3pt" fo:letter-spacing="normal" fo:language="ru" fo:country="RU" fo:font-style="italic" style:text-underline-style="none" fo:font-weight="bold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3pt" style:font-style-complex="italic" style:font-weight-complex="bold" style:text-scale="100%"/>
    </style:style>
    <style:style style:name="Body_20_text_5f_" style:display-name="Body text_" style:family="graphic">
      <style:paragraph-properties style:text-autospace="none"/>
      <style:text-properties fo:font-size="10.5pt" style:font-size-complex="10.5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Знак_20_Знак" style:display-name="Знак Знак" style:family="graphic">
      <style:paragraph-properties style:text-autospace="none"/>
      <style:text-properties fo:color="#000000" loext:opacity="100%" fo:font-size="14pt" fo:font-weight="bold" style:letter-kerning="true" style:font-size-complex="14pt" style:text-scale="99%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complex="12pt" style:language-complex="ar" style:country-complex="SA"/>
    </style:style>
    <style:style style:name="Знак_20_Знак2" style:display-name="Знак Знак2" style:family="graphic">
      <style:paragraph-properties style:text-autospace="none"/>
      <style:text-properties style:font-name="Courier New1" fo:font-family="'Courier New'" style:font-family-generic="modern" fo:language="ru" fo:country="RU" style:font-name-complex="Courier New1" style:font-family-complex="'Courier New'" style:font-family-generic-complex="modern" style:language-complex="ar" style:country-complex="SA"/>
    </style:style>
    <style:style style:name="Знак_20_примечания" style:display-name="Знак примечания" style:family="graphic">
      <style:paragraph-properties style:text-autospace="none"/>
      <style:text-properties fo:font-size="8pt" style:font-size-complex="8pt"/>
    </style:style>
    <style:style style:name="Знак1_20_Знак_20_Знак" style:display-name="Знак1 Знак Знак" style:family="graphic">
      <style:paragraph-properties style:text-autospace="none"/>
    </style:style>
    <style:style style:name="Знак_20_Знак3" style:display-name="Знак Знак3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нак_20_Знак_20_Знак_20_Знак" style:display-name="Знак Знак Знак Знак" style:family="graphic">
      <style:paragraph-properties style:text-autospace="none"/>
      <style:text-properties fo:font-size="14pt" fo:language="ru" fo:country="RU" fo:font-weight="bold" style:font-size-complex="14pt" style:language-complex="ar" style:country-complex="SA" style:font-style-complex="italic" style:font-weight-complex="bold"/>
    </style:style>
    <style:style style:name="Знак_20_Знак_20_Знак1" style:display-name="Знак Знак Знак1" style:family="graphic">
      <style:paragraph-properties style:text-autospace="none"/>
      <style:text-properties fo:font-size="14pt" fo:language="ru" fo:country="RU" style:font-size-complex="14pt" style:language-complex="ar" style:country-complex="SA" style:font-style-complex="italic" style:font-weight-complex="bold"/>
    </style:style>
    <style:style style:name="Знак_20_Знак_20_Знак" style:display-name="Знак Знак Знак" style:family="graphic">
      <style:paragraph-properties style:text-autospace="none"/>
      <style:text-properties fo:font-size="12pt" fo:language="ru" fo:country="RU" style:font-size-complex="12pt" style:language-complex="ar" style:country-complex="SA"/>
    </style:style>
    <style:style style:name="Page_20_Number" style:display-name="Page Number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fo:color="#000000" loext:opacity="100%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7z0" style:family="graphic">
      <style:paragraph-properties style:text-autospace="none"/>
      <style:text-properties style:font-name-complex="Times New Roman" style:font-family-complex="'Times New Roman'" style:font-family-generic-complex="roman" style:font-pitch-complex="variable"/>
    </style:style>
    <style:style style:name="WW8Num6z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graphic">
      <style:paragraph-properties style:text-autospace="none"/>
      <style:text-properties fo:font-style="normal" fo:font-weight="normal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sonormal_5f_mr_5f_css_5f_attr" style:display-name="msonormal_mr_css_attr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gmail-msonormalcxspmiddle_5f_mr_5f_css_5f_attr" style:display-name="gmail-msonormalcxspmiddle_mr_css_attr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gmail-msonormalcxspfirst_5f_mr_5f_css_5f_attr" style:display-name="gmail-msonormalcxspfirst_mr_css_attr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rmal" style:family="graphic">
      <style:paragraph-properties fo:text-align="start"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nge" style:family="graphic">
      <style:paragraph-properties fo:margin-left="0cm" fo:margin-right="0cm" fo:text-align="start" fo:text-indent="0.88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1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3" style:display-name="Основной текст3" style:family="graphic">
      <style:paragraph-properties fo:margin-left="0cm" fo:margin-right="0cm" fo:margin-top="1.12cm" fo:margin-bottom="0.746cm" fo:line-height="0.508cm" fo:text-align="justify" fo:text-indent="-1.494cm" style:text-autospace="none" style:writing-mode="lr-tb"/>
      <style:text-properties fo:color="#000000" loext:opacity="100%" style:font-name="Times New Roman" fo:font-family="'Times New Roman'" style:font-family-generic="roman" style:font-pitch="variable" fo:font-size="13pt" fo:language="none" fo:country="none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style:language-complex="ar" style:country-complex="SA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_28_3_29_" style:display-name="Body text (3)" style:family="graphic">
      <style:paragraph-properties style:line-height-at-least="0.746cm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9.5pt" fo:language="none" fo:country="none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 style:language-complex="ar" style:country-complex="SA"/>
    </style:style>
    <style:style style:name="Body_20_text" style:display-name="Body text" style:family="graphic">
      <style:paragraph-properties fo:margin-left="0cm" fo:margin-right="0cm" fo:margin-top="0cm" fo:margin-bottom="0.933cm" style:line-height-at-least="0.746cm" fo:text-align="start" fo:text-indent="-1.556cm" style:text-autospace="none" style:writing-mode="lr-tb"/>
      <style:text-properties fo:color="#000000" loext:opacity="100%" style:font-name="Times New Roman" fo:font-family="'Times New Roman'" style:font-family-generic="roman" style:font-pitch="variable" fo:font-size="10.5pt" fo:language="none" fo:country="none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style:language-complex="ar" style:country-complex="SA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fo:color="#1428c7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" style:display-name="Body Text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" style:family="graphic">
      <style:paragraph-properties fo:text-align="start" style:text-autospace="none" style:writing-mode="lr-tb"/>
      <style:text-properties style:use-window-font-color="true" loext:opacity="0%" style:font-name="Courier New1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Тема_20_примечания" style:display-name="Тема примечания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Текст_20_примечания" style:display-name="Текст примечания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Заголовок_20_оглавления" style:display-name="Заголовок оглавления" style:family="graphic">
      <style:paragraph-properties fo:margin-top="1.494cm" fo:margin-bottom="0cm" fo:line-height="115%" fo:text-align="start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 style:text-scale="99%"/>
    </style:style>
    <style:style style:name="Схема_20_документа" style:display-name="Схема документа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Footnot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Contents_20_9" style:display-name="Contents 9" style:family="graphic">
      <style:paragraph-properties fo:margin-left="5.97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8" style:display-name="Contents 8" style:family="graphic">
      <style:paragraph-properties fo:margin-left="5.226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7" style:display-name="Contents 7" style:family="graphic">
      <style:paragraph-properties fo:margin-left="4.48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6" style:display-name="Contents 6" style:family="graphic">
      <style:paragraph-properties fo:margin-left="3.73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5" style:display-name="Contents 5" style:family="graphic">
      <style:paragraph-properties fo:margin-left="2.986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4" style:display-name="Contents 4" style:family="graphic">
      <style:paragraph-properties fo:margin-left="2.2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Contents_20_3" style:display-name="Contents 3" style:family="graphic">
      <style:paragraph-properties fo:margin-left="1.494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/>
    </style:style>
    <style:style style:name="Contents_20_2" style:display-name="Contents 2" style:family="graphic">
      <style:paragraph-properties fo:margin-left="0.746cm" fo:margin-right="0cm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fo:text-transform="uppercase" style:use-window-font-color="true" loext:opacity="0%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Цитата" style:family="graphic">
      <style:paragraph-properties fo:margin-left="0cm" fo:margin-right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1T10:21:27.761150272</meta:creation-date>
    <dc:date>2023-02-01T15:40:40.493098254</dc:date>
    <meta:editing-duration>PT1H14M18S</meta:editing-duration>
    <meta:editing-cycles>5</meta:editing-cycles>
    <meta:generator>LibreOffice/7.3.7.2$Linux_X86_64 LibreOffice_project/30$Build-2</meta:generator>
    <meta:document-statistic meta:object-count="69"/>
  </office:meta>
</office:document-meta>
</file>